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 style:text-autospace="none"/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2" style:family="paragraph" style:parent-style-name="Standard">
      <style:paragraph-properties fo:margin-left="0.448in" fo:margin-right="1.9583in" fo:text-indent="0in" style:auto-text-indent="false" style:text-autospace="none"/>
      <style:text-properties fo:color="#000000" style:font-name="Verdana" fo:font-size="12pt" style:font-name-asian="MS Shell DLg" style:font-size-asian="12pt" style:font-name-complex="MS Shell DLg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I do homework instead of writing question 1, <text:s/>I write quest 1, because it feels more epic when I finish.</text:p>
      <text:p text:style-name="P1"/>
      <text:p text:style-name="P1">Terrorist sounds like a Title. <text:s/>Get your online degree in terror and become a terrorist in 3 months. Specialize in evil! <text:s text:c="2"/>I'm the head VP of Terror and Creative Thinking. When you do what you love you never work a day in your life and I love hating Americans!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5-28T08:38:27.91</meta:creation-date>
    <dc:date>2009-07-17T09:36:23.54</dc:date>
    <dc:creator>Colton Phillips</dc:creator>
    <meta:editing-duration>PT00H18M54S</meta:editing-duration>
    <meta:editing-cycles>2</meta:editing-cycles>
    <meta:generator>OpenOffice.org/3.0$Win32 OpenOffice.org_project/300m15$Build-9379</meta:generator>
    <meta:document-statistic meta:table-count="0" meta:image-count="0" meta:object-count="0" meta:page-count="1" meta:paragraph-count="2" meta:word-count="70" meta:character-count="369"/>
  </office:meta>
</office:document-meta>
</file>